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lgorithme procède par le calcul pour chaque point sa distance à tous les autres. Elle effectue ensuite un tri et enfin elle agrège les individus les plus proches. La méthode hiérarchique est itérative et elle est inefficace pour les grands fichiers de données. Le principe de la méthode des "k-means"<text:span text:style-name="Strong_20_Emphasis"> </text:span>c'est que la classification se fait sur la base du critère des plus proches voisins. Celui-ci signifie que chaque individu est affecté à une classe s'il est très proche de son centre de gravité.</text:p>
      <text:p text:style-name="Standard"/>
      <text:p text:style-name="Standard">La particularité de la méthode des "k-means" c'est que le nombre de classes doit être spécifié préalablement. </text:p>
      <text:p text:style-name="Standard"/>
      <text:p text:style-name="P1">L'algorithme : </text:p>
      <text:p text:style-name="P1"/>
      <text:list xml:id="list20529668621" text:style-name="L1">
        <text:list-item>
          <text:p text:style-name="P2">Dans la méthode des "k-means", le choix des centres initiaux s'effectue sur la base d'un tirage aléatoire sans remise de <text:span text:style-name="Strong_20_Emphasis">k</text:span> individus à partir de la population à classifier. La partition des classes est modifiée avec chaque affectation d'un individu i de I. </text:p>
        </text:list-item>
      </text:list>
      <text:p text:style-name="Standard"/>
      <text:p text:style-name="Standard">[<text:a xlink:type="simple" xlink:href="http://www.memoireonline.com/10/08/1603/m_classification-population-categories-socio-economiques-methodologie-application17.html">Source</text:a>]</text:p>
      <text:p text:style-name="Standard"/>
      <text:p text:style-name="Standard"/>
      <text:p text:style-name="Standard">On veut extraire une structure d'une page web et identifier les éléments de cette page. K-means est un algorithme de partitionnement qui fournit les moyens de segmenter une population en sous groupe ayant des similarités. <text:s/></text:p>
      <text:p text:style-name="Standard">La méthode des " k-means" est fortement liée au nombre de k classes fixées a priori. Cependant la classification en l classes avec l &gt; k peut être largement différente de la classification en k cla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7T08:49:46</meta:creation-date>
    <meta:generator>LibreOffice/3.5$Linux_x86 LibreOffice_project/350m1$Build-2</meta:generator>
    <dc:date>2014-02-17T19:17:28</dc:date>
    <dc:creator>Asus </dc:creator>
    <meta:editing-duration>PT1H59M5S</meta:editing-duration>
    <meta:editing-cycles>5</meta:editing-cycles>
    <meta:document-statistic meta:table-count="0" meta:image-count="0" meta:object-count="0" meta:page-count="1" meta:paragraph-count="7" meta:word-count="219" meta:character-count="1314" meta:non-whitespace-character-count="1098"/>
  </office:meta>
</office:document-meta>
</file>